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hadows Into Light Two" svg:font-family="'Shadows Into Light Two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 style:data-style-name="N120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20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9">
      <style:table-cell-properties fo:border="none"/>
      <style:text-properties style:font-name="Arial1" fo:font-size="8pt" style:font-size-asian="8pt" style:font-size-complex="8pt"/>
    </style:style>
    <style:style style:name="ce19" style:family="table-cell" style:parent-style-name="Default" style:data-style-name="N120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20"/>
        <table:table-column table:style-name="co8" table:number-columns-repeated="3" table:default-cell-style-name="ce21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 xlink:type="simple">Company</text:a></text:p>
          </table:table-cell>
          <table:covered-table-cell table:number-columns-repeated="4" table:style-name="ce10"/>
          <table:table-cell table:style-name="ce18" table:formula="of:=NOW()" office:value-type="date" office:date-value="2015-02-18T16:05:47">
            <text:p>18-02-2015 16:05:47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 xlink:type="simple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).code" xlink:type="simpl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text:span text:style-name="T1"><text:a xlink:href="python://get_account().name" xlink:type="simple">Account Name</text:a></text:span></text:p>
          </table:table-cell>
          <table:covered-table-cell table:style-name="ce12"/>
          <table:covered-table-cell table:style-name="ce6"/>
          <table:table-cell table:style-name="ce17" office:value-type="string">
            <text:p>Beginning :</text:p>
          </table:table-cell>
          <table:table-cell table:style-name="ce19" office:value-type="string">
            <text:p><text:span text:style-name="T4"><text:a xlink:href="python://beginning_balance()" xlink:type="simple">Beginning Balance</text:a></text:span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detail%20in%20line()%22" xlink:type="simple">Start Loop</text:a>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5" office:value-type="string">
            <text:p><text:a xlink:href="python://detail.date" xlink:type="simple">Date</text:a></text:p>
          </table:table-cell>
          <table:table-cell table:style-name="ce5" office:value-type="string">
            <text:p><text:a xlink:href="python://detail.ref" xlink:type="simple">Ref_#</text:a></text:p>
          </table:table-cell>
          <table:table-cell table:style-name="ce5" office:value-type="string">
            <text:p><text:a xlink:href="python://detail.doc" xlink:type="simple">Doc_#</text:a></text:p>
          </table:table-cell>
          <table:table-cell table:style-name="ce5" office:value-type="string">
            <text:p><text:a xlink:href="python://detail.description" xlink:type="simple">Description</text:a></text:p>
          </table:table-cell>
          <table:table-cell table:style-name="ce14" office:value-type="string">
            <text:p><text:a xlink:href="python://detail.debit" xlink:type="simple">Debit</text:a></text:p>
          </table:table-cell>
          <table:table-cell table:style-name="ce14" office:value-type="string">
            <text:p><text:a xlink:href="python://detail.credit" xlink:type="simple">Credit</text:a></text:p>
          </table:table-cell>
          <table:table-cell table:style-name="ce14" office:value-type="string">
            <text:p><text:a xlink:href="python://detail.running_balance" xlink:type="simple">Running Balance</text:a></text:p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Loop</text:a>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5" office:value-type="string">
            <text:p><text:a xlink:href="python://total_debit()" xlink:type="simple">TB</text:a></text:p>
          </table:table-cell>
          <table:table-cell table:style-name="ce15" office:value-type="string">
            <text:p><text:a xlink:href="python://total_credit()" xlink:type="simple">TC</text:a></text:p>
          </table:table-cell>
          <table:table-cell table:style-name="ce6"/>
          <table:table-cell table:number-columns-repeated="1017"/>
        </table:table-row>
        <table:table-row table:style-name="ro4">
          <table:table-cell table:number-columns-repeated="3"/>
          <table:table-cell table:style-name="ce13"/>
          <table:table-cell table:number-columns-repeated="1020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G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Shadows Into Light Two" svg:font-family="'Shadows Into Light Two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P0" style:volatile="true">
      <number:number number:decimal-places="2" number:min-integer-digits="1" number:grouping="true"/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000-00-00T16:0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5-02-18T16:05:52</dc:date>
    <meta:editing-duration>PT7H24M43S</meta:editing-duration>
    <meta:editing-cycles>73</meta:editing-cycles>
    <meta:generator>LibreOffice/4.0.2.2$Linux_x86 LibreOffice_project/400m0$Build-2</meta:generator>
    <meta:document-statistic meta:table-count="1" meta:cell-count="26" meta:object-count="0"/>
  </office:meta>
</office:document-meta>
</file>